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STORO SOCIALE</text:p>
      <text:p text:style-name="P1"/>
      <text:p text:style-name="P2">Una cucina che parte dalla terra, che incomincia con la semina e arriva ad esprimersi nel piatto. Una cucina semplice e contadina, che ottimizza e valorizza la materia prima.</text:p>
      <text:p text:style-name="P2">Gran parte dei prodotti usati provengono dalla nostra Cascina o da altri progetti che condividono con noi visione e valori.</text:p>
      <text:p text:style-name="P2">Aperto i sabati e le domeniche chiediamo sempre la prenotazione <text:s/>possibilmente con un giorno di anticipo, per consentirci di preparare da zero i <text:s/>piatti.</text:p>
      <text:p text:style-name="P2">In accordo con la nostra visione non troverete prodotti industriali e confezionati, qui solo cibo vero, vivo e gustos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o Ferrari</meta:initial-creator>
    <meta:creation-date>2024-01-10T08:41:55.74</meta:creation-date>
    <meta:document-statistic meta:table-count="0" meta:image-count="0" meta:object-count="0" meta:page-count="1" meta:paragraph-count="5" meta:word-count="94" meta:character-count="584"/>
    <dc:date>2024-01-10T08:49:36.12</dc:date>
    <dc:creator>Fabio Ferrari</dc:creator>
    <meta:editing-duration>PT7M41S</meta:editing-duration>
    <meta:editing-cycles>1</meta:editing-cycles>
    <meta:generator>OpenOffice/4.1.3$Win32 OpenOffice.org_project/413m1$Build-9783</meta:generator>
  </office:meta>
</office:document-meta>
</file>